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0">
      <style:paragraph-properties fo:margin-left="0cm" fo:margin-top="0cm" fo:margin-bottom="0cm" style:contextual-spacing="true" fo:text-align="center" style:justify-single-word="false" fo:text-indent="0cm" style:auto-text-indent="false"/>
      <style:text-properties officeooo:paragraph-rsid="001fbd4c"/>
    </style:style>
    <style:style style:name="P2" style:family="paragraph" style:parent-style-name="Standard">
      <style:paragraph-properties fo:margin-top="0cm" fo:margin-bottom="0cm" style:contextual-spacing="false"/>
      <style:text-properties style:use-window-font-color="true" loext:opacity="0%" fo:font-size="11pt" fo:language="fr" fo:country="FR" officeooo:rsid="001992ff" officeooo:paragraph-rsid="001fbd4c" style:letter-kerning="true" style:font-name-asian="Calibri" style:font-size-asian="11pt" style:language-asian="en" style:country-asian="US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/>
      <style:text-properties officeooo:paragraph-rsid="00263b1f"/>
    </style:style>
    <style:style style:name="P4" style:family="paragraph" style:parent-style-name="Standard">
      <style:paragraph-properties fo:margin-top="0cm" fo:margin-bottom="0cm" style:contextual-spacing="false"/>
      <style:text-properties officeooo:paragraph-rsid="001fbd4c"/>
    </style:style>
    <style:style style:name="P5" style:family="paragraph" style:parent-style-name="Standard">
      <style:paragraph-properties fo:margin-top="0cm" fo:margin-bottom="0cm" style:contextual-spacing="false"/>
      <style:text-properties fo:font-weight="bold" officeooo:paragraph-rsid="001fbd4c" style:font-weight-asian="bold" style:font-weight-complex="bold"/>
    </style:style>
    <style:style style:name="P6" style:family="paragraph" style:parent-style-name="Standard">
      <style:paragraph-properties fo:margin-top="0cm" fo:margin-bottom="0cm" style:contextual-spacing="false"/>
      <style:text-properties officeooo:rsid="001992ff" officeooo:paragraph-rsid="001fbd4c"/>
    </style:style>
    <style:style style:name="P7" style:family="paragraph" style:parent-style-name="Standard">
      <style:paragraph-properties fo:margin-top="0cm" fo:margin-bottom="0cm" style:contextual-spacing="false"/>
      <style:text-properties style:use-window-font-color="true" loext:opacity="0%" style:font-name="Times New Roman" fo:font-size="11pt" fo:language="fr" fo:country="FR" fo:font-style="normal" fo:font-weight="normal" officeooo:paragraph-rsid="001fbd4c" style:letter-kerning="true" style:font-name-asian="Calibri" style:font-size-asian="11pt" style:language-asian="en" style:country-asian="US" style:font-style-asian="normal" style:font-weight-asian="normal" style:font-name-complex="Times New Roman1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/>
      <style:text-properties style:use-window-font-color="true" loext:opacity="0%" fo:font-size="11pt" fo:language="fr" fo:country="FR" fo:font-style="normal" fo:font-weight="normal" officeooo:paragraph-rsid="001fbd4c" style:letter-kerning="true" style:font-name-asian="Calibri" style:font-size-asian="11pt" style:language-asian="en" style:country-asian="US" style:font-style-asian="normal" style:font-weight-asian="normal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/>
      <style:text-properties style:use-window-font-color="true" loext:opacity="0%" fo:font-size="11pt" fo:language="fr" fo:country="FR" fo:font-style="normal" fo:font-weight="normal" officeooo:rsid="001a3aeb" officeooo:paragraph-rsid="001fbd4c" style:letter-kerning="true" style:font-name-asian="Calibri" style:font-size-asian="11pt" style:language-asian="en" style:country-asian="US" style:font-style-asian="normal" style:font-weight-asian="normal" style:font-size-complex="11pt" style:language-complex="ar" style:country-complex="SA"/>
    </style:style>
    <style:style style:name="P10" style:family="paragraph" style:parent-style-name="Standard" style:list-style-name="L1">
      <style:paragraph-properties fo:margin-top="0cm" fo:margin-bottom="0cm" style:contextual-spacing="false"/>
      <style:text-properties officeooo:paragraph-rsid="001fbd4c"/>
    </style:style>
    <style:style style:name="P11" style:family="paragraph" style:parent-style-name="Standard" style:list-style-name="L1">
      <style:paragraph-properties fo:margin-top="0cm" fo:margin-bottom="0cm" style:contextual-spacing="false"/>
      <style:text-properties style:use-window-font-color="true" loext:opacity="0%" fo:font-size="11pt" fo:language="fr" fo:country="FR" fo:font-style="normal" fo:font-weight="normal" officeooo:rsid="001a3aeb" officeooo:paragraph-rsid="001fbd4c" style:letter-kerning="true" style:font-name-asian="Calibri" style:font-size-asian="11pt" style:language-asian="en" style:country-asian="US" style:font-style-asian="normal" style:font-weight-asian="normal" style:font-size-complex="11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/>
      <style:text-properties officeooo:paragraph-rsid="001fbd4c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officeooo:rsid="001a3aeb" officeooo:paragraph-rsid="001fbd4c" style:font-name-complex="Times New Roman1"/>
    </style:style>
    <style:style style:name="P14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fo:color="#ff0000" loext:opacity="100%" officeooo:rsid="001a3aeb" officeooo:paragraph-rsid="001fbd4c"/>
    </style:style>
    <style:style style:name="P15" style:family="paragraph" style:parent-style-name="Standard">
      <style:paragraph-properties fo:margin-top="0cm" fo:margin-bottom="0cm" style:contextual-spacing="false"/>
      <style:text-properties style:font-name="Times New Roman" officeooo:paragraph-rsid="001fbd4c" style:font-name-complex="Times New Roman1"/>
    </style:style>
    <style:style style:name="P16" style:family="paragraph" style:parent-style-name="Standard">
      <style:paragraph-properties fo:margin-top="0cm" fo:margin-bottom="0cm" style:contextual-spacing="false"/>
      <style:text-properties fo:color="#ff0000" loext:opacity="100%" style:font-name="Times New Roman" officeooo:rsid="001c064d" officeooo:paragraph-rsid="001fbd4c" style:font-name-complex="Times New Roman1"/>
    </style:style>
    <style:style style:name="P17" style:family="paragraph" style:parent-style-name="Standard">
      <style:paragraph-properties fo:margin-top="0cm" fo:margin-bottom="0cm" style:contextual-spacing="false"/>
      <style:text-properties style:use-window-font-color="true" loext:opacity="0%" fo:font-size="11pt" fo:language="fr" fo:country="FR" fo:font-style="normal" style:text-underline-style="solid" style:text-underline-width="auto" style:text-underline-color="font-color" fo:font-weight="normal" officeooo:rsid="001c064d" officeooo:paragraph-rsid="001fbd4c" style:letter-kerning="true" style:font-name-asian="Calibri" style:font-size-asian="11pt" style:language-asian="en" style:country-asian="US" style:font-style-asian="normal" style:font-weight-asian="normal" style:font-size-complex="11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/>
      <style:text-properties style:use-window-font-color="true" loext:opacity="0%" fo:font-size="11pt" fo:language="fr" fo:country="FR" fo:font-style="normal" style:text-underline-style="solid" style:text-underline-width="auto" style:text-underline-color="font-color" fo:font-weight="bold" officeooo:rsid="001c1cf1" officeooo:paragraph-rsid="001fbd4c" style:letter-kerning="true" style:font-name-asian="Calibri" style:font-size-asian="11pt" style:language-asian="en" style:country-asian="US" style:font-style-asian="normal" style:font-weight-asian="bold" style:font-size-complex="11pt" style:language-complex="ar" style:country-complex="SA" style:font-weight-complex="bold"/>
    </style:style>
    <style:style style:name="P19" style:family="paragraph" style:parent-style-name="Standard">
      <style:paragraph-properties fo:margin-top="0cm" fo:margin-bottom="0cm" style:contextual-spacing="false"/>
      <style:text-properties style:use-window-font-color="true" loext:opacity="0%" style:font-name="Times New Roman" fo:font-size="11pt" fo:language="fr" fo:country="FR" fo:font-style="normal" style:text-underline-style="solid" style:text-underline-width="auto" style:text-underline-color="font-color" fo:font-weight="normal" officeooo:rsid="001c1cf1" officeooo:paragraph-rsid="001fbd4c" style:letter-kerning="true" style:font-name-asian="Calibri" style:font-size-asian="11pt" style:language-asian="en" style:country-asian="US" style:font-style-asian="normal" style:font-weight-asian="normal" style:font-name-complex="Times New Roman1" style:font-size-complex="11pt" style:language-complex="ar" style:country-complex="SA"/>
    </style:style>
    <style:style style:name="P20" style:family="paragraph" style:parent-style-name="Standard" style:list-style-name="L3">
      <style:paragraph-properties fo:margin-top="0cm" fo:margin-bottom="0cm" style:contextual-spacing="false"/>
      <style:text-properties officeooo:paragraph-rsid="001fbd4c"/>
    </style:style>
    <style:style style:name="P21" style:family="paragraph" style:parent-style-name="Standard">
      <style:paragraph-properties fo:margin-top="0cm" fo:margin-bottom="0cm" style:contextual-spacing="false"/>
      <style:text-properties style:font-name="Times New Roman" officeooo:rsid="001c970f" officeooo:paragraph-rsid="001fbd4c" style:font-name-complex="Times New Roman1"/>
    </style:style>
    <style:style style:name="P22" style:family="paragraph" style:parent-style-name="Standard">
      <style:paragraph-properties fo:margin-top="0cm" fo:margin-bottom="0cm" style:contextual-spacing="false"/>
      <style:text-properties style:font-name="Times New Roman" officeooo:rsid="001fbd4c" officeooo:paragraph-rsid="001fbd4c" style:font-name-complex="Times New Roman1"/>
    </style:style>
    <style:style style:name="P23" style:family="paragraph" style:parent-style-name="Standard">
      <style:paragraph-properties fo:margin-top="0cm" fo:margin-bottom="0cm" style:contextual-spacing="false"/>
      <style:text-properties style:font-name="Times New Roman" style:text-underline-style="solid" style:text-underline-width="auto" style:text-underline-color="font-color" fo:font-weight="bold" officeooo:rsid="001c970f" officeooo:paragraph-rsid="001fbd4c" style:font-weight-asian="bold" style:font-name-complex="Times New Roman1" style:font-weight-complex="bold"/>
    </style:style>
    <style:style style:name="P24" style:family="paragraph" style:parent-style-name="Standard">
      <style:paragraph-properties fo:margin-top="0cm" fo:margin-bottom="0cm" style:contextual-spacing="false"/>
      <style:text-properties officeooo:paragraph-rsid="00241f01"/>
    </style:style>
    <style:style style:name="P25" style:family="paragraph" style:parent-style-name="Standard">
      <style:paragraph-properties fo:margin-top="0cm" fo:margin-bottom="0cm" style:contextual-spacing="false"/>
      <style:text-properties fo:color="#ff0000" loext:opacity="100%" style:font-name="Times New Roman" style:text-underline-style="none" fo:font-weight="normal" officeooo:paragraph-rsid="001fbd4c" style:font-weight-asian="normal" style:font-name-complex="Times New Roman1" style:font-weight-complex="normal"/>
    </style:style>
    <style:style style:name="P26" style:family="paragraph" style:parent-style-name="Standard">
      <style:paragraph-properties fo:margin-top="0cm" fo:margin-bottom="0cm" style:contextual-spacing="false"/>
      <style:text-properties fo:color="#ff0000" loext:opacity="100%" style:font-name="Times New Roman" style:text-underline-style="none" fo:font-weight="normal" officeooo:paragraph-rsid="0025473f" style:font-weight-asian="normal" style:font-name-complex="Times New Roman1" style:font-weight-complex="normal"/>
    </style:style>
    <style:style style:name="P27" style:family="paragraph" style:parent-style-name="Standard">
      <style:paragraph-properties fo:margin-top="0cm" fo:margin-bottom="0cm" style:contextual-spacing="false"/>
      <style:text-properties style:font-name="Times New Roman" style:text-underline-style="none" fo:font-weight="normal" officeooo:paragraph-rsid="001fbd4c" style:font-weight-asian="normal" style:font-name-complex="Times New Roman1" style:font-weight-complex="normal"/>
    </style:style>
    <style:style style:name="P28" style:family="paragraph" style:parent-style-name="Standard">
      <style:paragraph-properties fo:margin-top="0cm" fo:margin-bottom="0cm" style:contextual-spacing="false"/>
      <style:text-properties style:font-name="Times New Roman" style:text-underline-style="solid" style:text-underline-width="auto" style:text-underline-color="font-color" fo:font-weight="normal" officeooo:rsid="00263b1f" officeooo:paragraph-rsid="00263b1f" style:font-weight-asian="normal" style:font-name-complex="Times New Roman1" style:font-weight-complex="normal"/>
    </style:style>
    <style:style style:name="P29" style:family="paragraph" style:parent-style-name="Text_20_body" style:list-style-name="L4">
      <style:paragraph-properties fo:margin-top="0cm" fo:margin-bottom="0cm" style:contextual-spacing="false" fo:line-height="108%"/>
      <style:text-properties style:font-name="Times New Roman" officeooo:paragraph-rsid="001fbd4c" style:font-name-complex="Times New Roman1"/>
    </style:style>
    <style:style style:name="P30" style:family="paragraph" style:parent-style-name="Text_20_body" style:list-style-name="L4">
      <style:paragraph-properties fo:line-height="108%"/>
      <style:text-properties style:font-name="Times New Roman" officeooo:paragraph-rsid="001fbd4c" style:font-name-complex="Times New Roman1"/>
    </style:style>
    <style:style style:name="P31" style:family="paragraph" style:parent-style-name="Standard">
      <style:paragraph-properties fo:margin-top="0cm" fo:margin-bottom="0cm" style:contextual-spacing="false"/>
      <style:text-properties officeooo:paragraph-rsid="0025473f"/>
    </style:style>
    <style:style style:name="P32" style:family="paragraph" style:parent-style-name="Standard">
      <style:paragraph-properties fo:margin-top="0cm" fo:margin-bottom="0cm" style:contextual-spacing="false"/>
      <style:text-properties fo:color="#ff8000" loext:opacity="100%" style:font-name="Times New Roman" style:text-underline-style="none" fo:font-weight="normal" officeooo:paragraph-rsid="0025473f" style:font-weight-asian="normal" style:font-name-complex="Times New Roman1" style:font-weight-complex="normal"/>
    </style:style>
    <style:style style:name="P33" style:family="paragraph" style:parent-style-name="Standard">
      <style:paragraph-properties fo:margin-top="0cm" fo:margin-bottom="0cm" style:contextual-spacing="false"/>
      <style:text-properties fo:color="#ff8000" loext:opacity="100%" style:font-name="Times New Roman" style:text-underline-style="none" fo:font-weight="normal" officeooo:paragraph-rsid="001fbd4c" style:font-weight-asian="normal" style:font-name-complex="Times New Roman1" style:font-weight-complex="normal"/>
    </style:style>
    <style:style style:name="P34" style:family="paragraph" style:parent-style-name="Standard">
      <style:paragraph-properties fo:margin-top="0cm" fo:margin-bottom="0cm" style:contextual-spacing="false"/>
      <style:text-properties style:font-name="Times New Roman" style:text-underline-style="none" fo:font-weight="normal" officeooo:rsid="001f6978" officeooo:paragraph-rsid="001fbd4c" style:font-weight-asian="normal" style:font-name-complex="Times New Roman1" style:font-weight-complex="normal"/>
    </style:style>
    <style:style style:name="P35" style:family="paragraph" style:parent-style-name="Standard">
      <style:paragraph-properties fo:margin-top="0cm" fo:margin-bottom="0cm" style:contextual-spacing="false"/>
      <style:text-properties style:font-name="Times New Roman" style:text-underline-style="none" fo:font-weight="normal" officeooo:rsid="0025473f" officeooo:paragraph-rsid="0025473f" style:font-weight-asian="normal" style:font-name-complex="Times New Roman1" style:font-weight-complex="normal"/>
    </style:style>
    <style:style style:name="P36" style:family="paragraph" style:parent-style-name="Standard">
      <style:paragraph-properties fo:margin-top="0cm" fo:margin-bottom="0cm" style:contextual-spacing="false"/>
      <style:text-properties fo:color="#ff0000" loext:opacity="100%" style:font-name="Times New Roman" style:text-underline-style="none" fo:font-weight="normal" officeooo:rsid="0025473f" officeooo:paragraph-rsid="00263b1f" style:font-weight-asian="normal" style:font-name-complex="Times New Roman1" style:font-weight-complex="normal"/>
    </style:style>
    <style:style style:name="P37" style:family="paragraph" style:parent-style-name="Standard">
      <style:paragraph-properties fo:margin-top="0cm" fo:margin-bottom="0cm" style:contextual-spacing="false"/>
      <style:text-properties style:font-name="Times New Roman" style:text-underline-style="none" fo:font-weight="normal" officeooo:paragraph-rsid="0025473f" style:font-weight-asian="normal" style:font-name-complex="Times New Roman1" style:font-weight-complex="normal"/>
    </style:style>
    <style:style style:name="P38" style:family="paragraph" style:parent-style-name="Standard">
      <style:paragraph-properties fo:margin-top="0cm" fo:margin-bottom="0cm" style:contextual-spacing="false"/>
      <style:text-properties style:font-name="Times New Roman" style:text-underline-style="none" fo:font-weight="normal" officeooo:paragraph-rsid="00263b1f" style:font-weight-asian="normal" style:font-name-complex="Times New Roman1" style:font-weight-complex="normal"/>
    </style:style>
    <style:style style:name="P39" style:family="paragraph" style:parent-style-name="Standard">
      <style:paragraph-properties fo:margin-top="0cm" fo:margin-bottom="0cm" style:contextual-spacing="false"/>
      <style:text-properties style:font-name="Times New Roman" style:text-underline-style="solid" style:text-underline-width="auto" style:text-underline-color="font-color" fo:font-weight="bold" officeooo:rsid="001f6978" officeooo:paragraph-rsid="001fbd4c" style:font-weight-asian="bold" style:font-name-complex="Times New Roman1" style:font-weight-complex="bold"/>
    </style:style>
    <style:style style:name="P40" style:family="paragraph" style:parent-style-name="Standard">
      <style:paragraph-properties fo:margin-top="0cm" fo:margin-bottom="0cm" style:contextual-spacing="false"/>
      <style:text-properties style:use-window-font-color="true" loext:opacity="0%" style:font-name="Times New Roman" style:text-underline-style="solid" style:text-underline-width="auto" style:text-underline-color="font-color" fo:font-weight="normal" officeooo:rsid="00263b1f" officeooo:paragraph-rsid="00263b1f" style:font-weight-asian="normal" style:font-name-complex="Times New Roman1" style:font-weight-complex="normal"/>
    </style:style>
    <style:style style:name="P41" style:family="paragraph" style:parent-style-name="Standard">
      <style:paragraph-properties fo:margin-top="0cm" fo:margin-bottom="0cm" style:contextual-spacing="false"/>
      <style:text-properties style:use-window-font-color="true" loext:opacity="0%" style:font-name="Times New Roman" style:text-underline-style="none" fo:font-weight="normal" officeooo:rsid="0028b2c2" officeooo:paragraph-rsid="0028b2c2" style:font-weight-asian="normal" style:font-name-complex="Times New Roman1" style:font-weight-complex="normal"/>
    </style:style>
    <style:style style:name="P42" style:family="paragraph" style:parent-style-name="Standard">
      <style:paragraph-properties fo:margin-top="0cm" fo:margin-bottom="0cm" style:contextual-spacing="false"/>
      <style:text-properties fo:color="#ff0000" loext:opacity="100%" style:font-name="Times New Roman" style:text-underline-style="none" fo:font-weight="normal" officeooo:paragraph-rsid="00263b1f" style:font-weight-asian="normal" style:font-name-complex="Times New Roman1" style:font-weight-complex="normal"/>
    </style:style>
    <style:style style:name="P43" style:family="paragraph" style:parent-style-name="Standard">
      <style:paragraph-properties fo:margin-top="0cm" fo:margin-bottom="0cm" style:contextual-spacing="false"/>
      <style:text-properties fo:color="#ff0000" loext:opacity="100%" style:font-name="Times New Roman" style:text-underline-style="none" fo:font-weight="normal" officeooo:paragraph-rsid="002821e7" style:font-weight-asian="normal" style:font-name-complex="Times New Roman1" style:font-weight-complex="normal"/>
    </style:style>
    <style:style style:name="P44" style:family="paragraph" style:parent-style-name="Standard">
      <style:paragraph-properties fo:margin-top="0cm" fo:margin-bottom="0cm" style:contextual-spacing="false"/>
      <style:text-properties style:font-name="Times New Roman" style:text-underline-style="none" fo:font-weight="normal" officeooo:rsid="002821e7" officeooo:paragraph-rsid="0028b2c2" style:font-weight-asian="normal" style:font-name-complex="Times New Roman1" style:font-weight-complex="normal"/>
    </style:style>
    <style:style style:name="P45" style:family="paragraph" style:parent-style-name="Standard" style:list-style-name="L5">
      <style:paragraph-properties fo:margin-top="0cm" fo:margin-bottom="0cm" style:contextual-spacing="false"/>
      <style:text-properties style:font-name="Times New Roman" style:text-underline-style="none" fo:font-weight="normal" officeooo:rsid="002821e7" officeooo:paragraph-rsid="0028b2c2" style:font-weight-asian="normal" style:font-name-complex="Times New Roman1" style:font-weight-complex="normal"/>
    </style:style>
    <style:style style:name="P46" style:family="paragraph" style:parent-style-name="Standard">
      <style:paragraph-properties fo:margin-top="0cm" fo:margin-bottom="0cm" style:contextual-spacing="false"/>
      <style:text-properties style:font-name="Times New Roman" style:text-underline-style="none" fo:font-weight="normal" officeooo:paragraph-rsid="0028b2c2" style:font-weight-asian="normal" style:font-name-complex="Times New Roman1" style:font-weight-complex="normal"/>
    </style:style>
    <style:style style:name="P47" style:family="paragraph" style:parent-style-name="Standard">
      <style:paragraph-properties fo:margin-top="0cm" fo:margin-bottom="0cm" style:contextual-spacing="false"/>
      <style:text-properties style:font-name="Times New Roman" style:text-underline-style="solid" style:text-underline-width="auto" style:text-underline-color="font-color" fo:font-weight="normal" officeooo:rsid="001f6978" officeooo:paragraph-rsid="001fbd4c" style:font-weight-asian="normal" style:font-name-complex="Times New Roman1" style:font-weight-complex="normal"/>
    </style:style>
    <style:style style:name="P48" style:family="paragraph" style:parent-style-name="Standard">
      <style:paragraph-properties fo:margin-top="0cm" fo:margin-bottom="0cm" style:contextual-spacing="false"/>
      <style:text-properties fo:color="#ff0000" loext:opacity="100%" style:font-name="Times New Roman" style:text-underline-style="none" fo:font-weight="normal" officeooo:paragraph-rsid="0028b2c2" style:font-weight-asian="normal" style:font-name-complex="Times New Roman1" style:font-weight-complex="normal"/>
    </style:style>
    <style:style style:name="P49" style:family="paragraph" style:parent-style-name="Standard">
      <style:paragraph-properties fo:margin-top="0cm" fo:margin-bottom="0cm" style:contextual-spacing="false"/>
      <style:text-properties officeooo:paragraph-rsid="00292128"/>
    </style:style>
    <style:style style:name="P50" style:family="paragraph" style:parent-style-name="Standard">
      <style:paragraph-properties fo:margin-top="0cm" fo:margin-bottom="0cm" style:contextual-spacing="false"/>
      <style:text-properties fo:color="#ff0000" loext:opacity="100%" officeooo:paragraph-rsid="002acb79"/>
    </style:style>
    <style:style style:name="P51" style:family="paragraph" style:parent-style-name="Standard">
      <style:paragraph-properties fo:margin-top="0cm" fo:margin-bottom="0cm" style:contextual-spacing="false"/>
      <style:text-properties fo:color="#ff0000" loext:opacity="100%" style:font-name="Times New Roman" style:text-underline-style="none" fo:font-weight="normal" officeooo:rsid="001f6978" officeooo:paragraph-rsid="001fbd4c" style:font-weight-asian="normal" style:font-name-complex="Times New Roman1" style:font-weight-complex="normal"/>
    </style:style>
    <style:style style:name="P52" style:family="paragraph" style:parent-style-name="Standard">
      <style:paragraph-properties fo:margin-top="0cm" fo:margin-bottom="0cm" style:contextual-spacing="false"/>
      <style:text-properties fo:color="#ff0000" loext:opacity="100%" style:font-name="Times New Roman" style:text-underline-style="none" fo:font-weight="normal" officeooo:rsid="001f6978" officeooo:paragraph-rsid="0028b2c2" style:font-weight-asian="normal" style:font-name-complex="Times New Roman1" style:font-weight-complex="normal"/>
    </style:style>
    <style:style style:name="P53" style:family="paragraph" style:parent-style-name="Standard">
      <style:paragraph-properties fo:margin-top="0cm" fo:margin-bottom="0cm" style:contextual-spacing="false"/>
      <style:text-properties style:use-window-font-color="true" loext:opacity="0%" style:font-name="Times New Roman" style:text-underline-style="none" fo:font-weight="normal" officeooo:rsid="001f6978" officeooo:paragraph-rsid="0028b2c2" style:font-weight-asian="normal" style:font-name-complex="Times New Roman1" style:font-weight-complex="normal"/>
    </style:style>
    <style:style style:name="P54" style:family="paragraph" style:parent-style-name="Standard">
      <style:paragraph-properties fo:margin-top="0cm" fo:margin-bottom="0cm" style:contextual-spacing="false"/>
      <style:text-properties officeooo:paragraph-rsid="002acb79"/>
    </style:style>
    <style:style style:name="P55" style:family="paragraph" style:parent-style-name="Standard">
      <style:paragraph-properties fo:margin-top="0cm" fo:margin-bottom="0cm" style:contextual-spacing="false"/>
      <style:text-properties style:use-window-font-color="true" loext:opacity="0%" style:font-name="Times New Roman" style:text-underline-style="none" fo:font-weight="normal" officeooo:rsid="002acb79" officeooo:paragraph-rsid="002acb79" style:font-weight-asian="normal" style:font-name-complex="Times New Roman1" style:font-weight-complex="normal"/>
    </style:style>
    <style:style style:name="P56" style:family="paragraph" style:parent-style-name="Standard">
      <style:paragraph-properties fo:margin-top="0cm" fo:margin-bottom="0cm" style:contextual-spacing="false"/>
      <style:text-properties fo:color="#ff0000" loext:opacity="100%" style:font-name="Times New Roman" style:text-underline-style="none" fo:font-weight="normal" officeooo:rsid="002acb79" officeooo:paragraph-rsid="002acb79" style:font-weight-asian="normal" style:font-name-complex="Times New Roman1" style:font-weight-complex="normal"/>
    </style:style>
    <style:style style:name="P57" style:family="paragraph" style:parent-style-name="Standard" style:list-style-name="L6">
      <style:paragraph-properties fo:margin-top="0cm" fo:margin-bottom="0cm" style:contextual-spacing="false"/>
      <style:text-properties style:use-window-font-color="true" loext:opacity="0%" style:font-name="Times New Roman" style:text-underline-style="none" fo:font-weight="normal" officeooo:rsid="002acb79" officeooo:paragraph-rsid="002acb79" style:font-weight-asian="normal" style:font-name-complex="Times New Roman1" style:font-weight-complex="normal"/>
    </style:style>
    <style:style style:name="P58" style:family="paragraph" style:parent-style-name="Standard" style:list-style-name="L7">
      <style:paragraph-properties fo:margin-top="0cm" fo:margin-bottom="0cm" style:contextual-spacing="false"/>
      <style:text-properties style:use-window-font-color="true" loext:opacity="0%" style:font-name="Times New Roman" style:text-underline-style="none" fo:font-weight="normal" officeooo:rsid="002acb79" officeooo:paragraph-rsid="002acb79" style:font-weight-asian="normal" style:font-name-complex="Times New Roman1" style:font-weight-complex="normal"/>
    </style:style>
    <style:style style:name="T1" style:family="text">
      <style:text-properties style:use-window-font-color="true" loext:opacity="0%" style:font-name="Times New Roman" fo:font-size="11pt" fo:language="fr" fo:country="FR" style:text-underline-style="solid" style:text-underline-width="auto" style:text-underline-color="font-color" fo:font-weight="bold" style:letter-kerning="true" style:font-name-asian="Calibri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T2" style:family="text">
      <style:text-properties style:use-window-font-color="true" loext:opacity="0%" fo:font-family="Calibri" style:font-family-generic="roman" style:font-pitch="variable" fo:font-size="11pt" fo:language="fr" fo:country="FR" style:letter-kerning="true" style:font-name-asian="Calibri" style:font-size-asian="11pt" style:language-asian="en" style:country-asian="US" style:font-size-complex="11pt" style:language-complex="ar" style:country-complex="SA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style:font-name="Times New Roman" officeooo:rsid="00263b1f" style:font-name-complex="Times New Roman1"/>
    </style:style>
    <style:style style:name="T5" style:family="text">
      <style:text-properties style:font-name="Times New Roman" officeooo:rsid="001fbd4c" style:font-name-complex="Times New Roman1"/>
    </style:style>
    <style:style style:name="T6" style:family="text">
      <style:text-properties style:use-window-font-color="true" loext:opacity="0%" style:font-name="Times New Roman" fo:font-size="11pt" fo:language="fr" fo:country="FR" style:text-underline-style="solid" style:text-underline-width="auto" style:text-underline-color="font-color" officeooo:rsid="00263b1f" style:letter-kerning="tru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T7" style:family="text">
      <style:text-properties style:use-window-font-color="true" loext:opacity="0%" style:font-name="Times New Roman" fo:font-size="11pt" fo:language="fr" fo:country="FR" style:text-underline-style="solid" style:text-underline-width="auto" style:text-underline-color="font-color" style:letter-kerning="tru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T8" style:family="text">
      <style:text-properties style:font-name="Times New Roman" style:text-underline-style="solid" style:text-underline-width="auto" style:text-underline-color="font-color" style:font-name-complex="Times New Roman1"/>
    </style:style>
    <style:style style:name="T9" style:family="text">
      <style:text-properties officeooo:rsid="001992ff"/>
    </style:style>
    <style:style style:name="T10" style:family="text">
      <style:text-properties officeooo:rsid="001fbd4c"/>
    </style:style>
    <style:style style:name="T11" style:family="text">
      <style:text-properties officeooo:rsid="002133c4"/>
    </style:style>
    <style:style style:name="T12" style:family="text">
      <style:text-properties fo:font-style="normal" fo:font-weight="normal" style:font-style-asian="normal" style:font-weight-asian="normal"/>
    </style:style>
    <style:style style:name="T13" style:family="text">
      <style:text-properties style:text-underline-style="none" officeooo:rsid="001c1cf1"/>
    </style:style>
    <style:style style:name="T14" style:family="text">
      <style:text-properties style:text-underline-style="none" officeooo:rsid="001a3aeb"/>
    </style:style>
    <style:style style:name="T15" style:family="text">
      <style:text-properties fo:color="#ff0000" loext:opacity="100%" officeooo:rsid="001a3aeb"/>
    </style:style>
    <style:style style:name="T16" style:family="text">
      <style:text-properties fo:color="#ff0000" loext:opacity="100%"/>
    </style:style>
    <style:style style:name="T17" style:family="text">
      <style:text-properties style:font-name="Times New Roman" style:text-underline-style="solid" style:text-underline-width="auto" style:text-underline-color="font-color" officeooo:rsid="00263b1f" style:font-name-complex="Times New Roman1"/>
    </style:style>
    <style:style style:name="T18" style:family="text">
      <style:text-properties officeooo:rsid="001c1cf1"/>
    </style:style>
    <style:style style:name="T19" style:family="text">
      <style:text-properties style:use-window-font-color="true" loext:opacity="0%" fo:font-size="11pt" fo:language="fr" fo:country="FR" fo:font-style="normal" fo:font-weight="normal" officeooo:rsid="001a3aeb" style:letter-kerning="true" style:font-name-asian="Calibri" style:font-size-asian="11pt" style:language-asian="en" style:country-asian="US" style:font-style-asian="normal" style:font-weight-asian="normal" style:font-size-complex="11pt" style:language-complex="ar" style:country-complex="SA"/>
    </style:style>
    <style:style style:name="T20" style:family="text">
      <style:text-properties style:use-window-font-color="true" loext:opacity="0%" fo:font-size="11pt" fo:language="fr" fo:country="FR" fo:font-style="normal" fo:font-weight="bold" officeooo:rsid="001a3aeb" style:letter-kerning="true" style:font-name-asian="Calibri" style:font-size-asian="11pt" style:language-asian="en" style:country-asian="US" style:font-style-asian="normal" style:font-weight-asian="bold" style:font-size-complex="11pt" style:language-complex="ar" style:country-complex="SA" style:font-weight-complex="bold"/>
    </style:style>
    <style:style style:name="T21" style:family="text">
      <style:text-properties officeooo:rsid="001c064d"/>
    </style:style>
    <style:style style:name="T22" style:family="text">
      <style:text-properties officeooo:rsid="00185849"/>
    </style:style>
    <style:style style:name="T23" style:family="text">
      <style:text-properties officeooo:rsid="001a3aeb"/>
    </style:style>
    <style:style style:name="T24" style:family="text">
      <style:text-properties style:font-name="Times New Roman" officeooo:rsid="001a3aeb" style:font-name-complex="Times New Roman1"/>
    </style:style>
    <style:style style:name="T25" style:family="text">
      <style:text-properties style:font-name="Times New Roman" officeooo:rsid="001c1cf1" style:font-name-complex="Times New Roman1"/>
    </style:style>
    <style:style style:name="T26" style:family="text">
      <style:text-properties fo:color="#ff0000" loext:opacity="100%" officeooo:rsid="001c1cf1"/>
    </style:style>
    <style:style style:name="T27" style:family="text">
      <style:text-properties fo:color="#ff0000" loext:opacity="100%" fo:font-family="Calibri" style:font-family-generic="roman" style:font-pitch="variable" fo:font-size="11pt" fo:language="fr" fo:country="FR" officeooo:rsid="001c1cf1" style:letter-kerning="true" style:font-name-asian="Calibri" style:font-size-asian="11pt" style:language-asian="en" style:country-asian="US" style:font-size-complex="11pt" style:language-complex="ar" style:country-complex="SA"/>
    </style:style>
    <style:style style:name="T28" style:family="text">
      <style:text-properties officeooo:rsid="00263b1f"/>
    </style:style>
    <style:style style:name="T29" style:family="text">
      <style:text-properties fo:color="#ff0000" loext:opacity="100%" style:font-name="Times New Roman" style:font-name-complex="Times New Roman1"/>
    </style:style>
    <style:style style:name="T30" style:family="text">
      <style:text-properties fo:color="#ff0000" loext:opacity="100%" style:font-name="Times New Roman" fo:font-size="11pt" fo:language="fr" fo:country="FR" style:letter-kerning="true" style:font-size-asian="11pt" style:language-asian="en" style:country-asian="US" style:font-name-complex="Times New Roman1" style:font-size-complex="11pt" style:language-complex="ar" style:country-complex="SA"/>
    </style:style>
    <style:style style:name="T31" style:family="text">
      <style:text-properties style:text-line-through-style="solid" style:text-line-through-type="single" style:font-name="Times New Roman" style:font-name-complex="Times New Roman1"/>
    </style:style>
    <style:style style:name="T32" style:family="text">
      <style:text-properties style:font-name="Times New Roman" officeooo:rsid="001c970f" style:font-name-complex="Times New Roman1"/>
    </style:style>
    <style:style style:name="T33" style:family="text">
      <style:text-properties style:use-window-font-color="true" loext:opacity="0%" style:font-name="Times New Roman" officeooo:rsid="001fbd4c" style:font-name-complex="Times New Roman1"/>
    </style:style>
    <style:style style:name="T34" style:family="text">
      <style:text-properties fo:color="#ff0000" loext:opacity="100%" style:font-name="Times New Roman" officeooo:rsid="001fbd4c" style:font-name-complex="Times New Roman1"/>
    </style:style>
    <style:style style:name="T35" style:family="text">
      <style:text-properties style:font-name="Times New Roman" officeooo:rsid="00241f01" style:font-name-complex="Times New Roman1"/>
    </style:style>
    <style:style style:name="T36" style:family="text">
      <style:text-properties style:font-name="Times New Roman" style:text-underline-style="solid" style:text-underline-width="auto" style:text-underline-color="font-color" officeooo:rsid="00241f01" style:font-name-complex="Times New Roman1"/>
    </style:style>
    <style:style style:name="T37" style:family="text">
      <style:text-properties fo:color="#ff0000" loext:opacity="100%" style:font-name="Times New Roman" officeooo:rsid="00241f01" style:font-name-complex="Times New Roman1"/>
    </style:style>
    <style:style style:name="T38" style:family="text">
      <style:text-properties fo:color="#ff0000" loext:opacity="100%" style:font-name="Times New Roman" style:text-underline-style="none" fo:font-weight="normal" officeooo:rsid="00241f01" style:font-weight-asian="normal" style:font-name-complex="Times New Roman1" style:font-weight-complex="normal"/>
    </style:style>
    <style:style style:name="T39" style:family="text">
      <style:text-properties style:font-name="Times New Roman" officeooo:rsid="001d9bd4" style:font-name-complex="Times New Roman1"/>
    </style:style>
    <style:style style:name="T40" style:family="text">
      <style:text-properties fo:color="#ff0000" loext:opacity="100%" style:font-name="Times New Roman" style:text-underline-style="none" fo:font-weight="normal" style:font-weight-asian="normal" style:font-name-complex="Times New Roman1" style:font-weight-complex="normal"/>
    </style:style>
    <style:style style:name="T41" style:family="text">
      <style:text-properties officeooo:rsid="001c970f"/>
    </style:style>
    <style:style style:name="T42" style:family="text">
      <style:text-properties fo:font-size="11pt" fo:language="fr" fo:country="FR" style:letter-kerning="true" style:font-name-asian="Calibri" style:font-size-asian="11pt" style:language-asian="en" style:country-asian="US" style:font-size-complex="11pt" style:language-complex="ar" style:country-complex="SA"/>
    </style:style>
    <style:style style:name="T43" style:family="text">
      <style:text-properties officeooo:rsid="0025473f"/>
    </style:style>
    <style:style style:name="T44" style:family="text">
      <style:text-properties officeooo:rsid="00241f01"/>
    </style:style>
    <style:style style:name="T45" style:family="text">
      <style:text-properties fo:color="#ff0000" loext:opacity="100%" style:font-name="Times New Roman" officeooo:rsid="001d9bd4" style:font-name-complex="Times New Roman1"/>
    </style:style>
    <style:style style:name="T46" style:family="text">
      <style:text-properties officeooo:rsid="001d9bd4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1d9bd4" style:font-weight-asian="normal" style:font-weight-complex="normal"/>
    </style:style>
    <style:style style:name="T49" style:family="text">
      <style:text-properties fo:color="#00a933" loext:opacity="100%" style:font-name="Times New Roman" style:text-underline-style="none" fo:font-weight="normal" officeooo:rsid="00241f01" style:font-weight-asian="normal" style:font-name-complex="Times New Roman1" style:font-weight-complex="normal"/>
    </style:style>
    <style:style style:name="T50" style:family="text">
      <style:text-properties fo:color="#800080" loext:opacity="100%" style:font-name="Times New Roman" style:text-underline-style="none" fo:font-weight="normal" officeooo:rsid="00241f01" style:font-weight-asian="normal" style:font-name-complex="Times New Roman1" style:font-weight-complex="normal"/>
    </style:style>
    <style:style style:name="T51" style:family="text">
      <style:text-properties fo:color="#ff8000" loext:opacity="100%" style:font-name="Times New Roman" style:text-underline-style="none" fo:font-weight="normal" officeooo:rsid="00241f01" style:font-weight-asian="normal" style:font-name-complex="Times New Roman1" style:font-weight-complex="normal"/>
    </style:style>
    <style:style style:name="T52" style:family="text">
      <style:text-properties fo:color="#ff0000" loext:opacity="100%" officeooo:rsid="0025473f"/>
    </style:style>
    <style:style style:name="T53" style:family="text">
      <style:text-properties fo:color="#00a933" loext:opacity="100%"/>
    </style:style>
    <style:style style:name="T54" style:family="text">
      <style:text-properties fo:color="#800080" loext:opacity="100%"/>
    </style:style>
    <style:style style:name="T55" style:family="text">
      <style:text-properties fo:font-size="11pt" fo:language="fr" fo:country="FR" officeooo:rsid="0025473f" style:letter-kerning="true" style:font-name-asian="Calibri" style:font-size-asian="11pt" style:language-asian="en" style:country-asian="US" style:font-size-complex="11pt" style:language-complex="ar" style:country-complex="SA"/>
    </style:style>
    <style:style style:name="T56" style:family="text">
      <style:text-properties style:text-underline-style="none"/>
    </style:style>
    <style:style style:name="T57" style:family="text">
      <style:text-properties officeooo:rsid="002821e7"/>
    </style:style>
    <style:style style:name="T58" style:family="text">
      <style:text-properties style:use-window-font-color="true" loext:opacity="0%"/>
    </style:style>
    <style:style style:name="T59" style:family="text">
      <style:text-properties officeooo:rsid="0028b2c2"/>
    </style:style>
    <style:style style:name="T60" style:family="text">
      <style:text-properties fo:color="#ff0000" loext:opacity="100%" officeooo:rsid="0028b2c2"/>
    </style:style>
    <style:style style:name="T61" style:family="text">
      <style:text-properties style:use-window-font-color="true" loext:opacity="0%" officeooo:rsid="0028b2c2"/>
    </style:style>
    <style:style style:name="T62" style:family="text">
      <style:text-properties fo:color="#ff0000" loext:opacity="100%" officeooo:rsid="00292128"/>
    </style:style>
    <style:style style:name="T63" style:family="text">
      <style:text-properties fo:color="#ff0000" loext:opacity="100%" officeooo:rsid="002acb79"/>
    </style:style>
    <style:style style:name="T64" style:family="text">
      <style:text-properties fo:color="#ff0000" loext:opacity="100%" style:font-name="Times New Roman" style:text-underline-style="none" fo:font-weight="normal" officeooo:rsid="00292128" style:font-weight-asian="normal" style:font-name-complex="Times New Roman1" style:font-weight-complex="normal"/>
    </style:style>
    <style:style style:name="T65" style:family="text">
      <style:text-properties style:font-name="Times New Roman" style:text-underline-style="none" fo:font-weight="normal" style:font-weight-asian="normal" style:font-name-complex="Times New Roman1" style:font-weight-complex="normal"/>
    </style:style>
    <style:style style:name="T66" style:family="text">
      <style:text-properties officeooo:rsid="00292128"/>
    </style:style>
    <style:style style:name="T67" style:family="text">
      <style:text-properties officeooo:rsid="002acb79"/>
    </style:style>
    <style:style style:name="T68" style:family="text">
      <style:text-properties officeooo:rsid="002b5587"/>
    </style:style>
    <style:style style:name="T69" style:family="text">
      <style:text-properties style:text-position="super 58%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56cm" fo:text-indent="-0.635cm" fo:margin-left="1.35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91cm" fo:text-indent="-0.635cm" fo:margin-left="1.99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0">
        <text:list-header>
          <text:p text:style-name="P1" loext:marker-style-name="T1"><text:span text:style-name="T1">L’ORM Doctrine</text:span></text:p>
        </text:list-header>
      </text:list>
      <text:p text:style-name="P2" loext:marker-style-name="T2"/>
      <text:p text:style-name="P3" loext:marker-style-name="T3"><text:span text:style-name="T3">Un ORM </text:span><text:span text:style-name="T4">(</text:span>Object Relational Mapping<text:span text:style-name="T4">) </text:span><text:span text:style-name="T3">sert à faire la correspondance entre les objets de notre code et les tables de notre BDD. Ceci afin de ne travailler qu’avec des objets et uniquement en PHP sans </text:span><text:span text:style-name="T5">écrire directement du code </text:span><text:span text:style-name="T3">SQL.</text:span></text:p>
      <text:p text:style-name="P4" loext:marker-style-name="T3"/>
      <text:p text:style-name="P5" loext:marker-style-name="T3"><text:span text:style-name="T6">I) </text:span><text:span text:style-name="T7">Création de</text:span><text:span text:style-name="T8"> la BDD</text:span></text:p>
      <text:p text:style-name="P6" loext:marker-style-name="T2"/>
      <text:p text:style-name="P4" loext:marker-style-name="T2"><text:span text:style-name="T9">Configurer les identifi</text:span><text:span text:style-name="T10">ants </text:span><text:span text:style-name="T9">de connexion dans le .env.local</text:span> <text:span text:style-name="T9">(⚠️ .env </text:span><text:span text:style-name="T11">est versionné sur github alors que le</text:span><text:span text:style-name="T9"> .env.local </text:span><text:span text:style-name="T11">est dans le .gitignore – 1 .env.local par environnement : dev, integ, preprod, prod</text:span><text:span text:style-name="T9">) </text:span>:</text:p>
      <text:p text:style-name="P4" loext:marker-style-name="T2"><text:span text:style-name="T12">DATABASE_URL="mysql://user:</text:span><text:a xlink:type="simple" xlink:href="mailto:password@mysql" text:style-name="Internet_20_link" text:visited-style-name="Visited_20_Internet_20_Link"><text:span text:style-name="T12">password@mysql</text:span></text:a><text:span text:style-name="T12">:3306/db_nameTaskPlanner?serverVersion=8.0.32&amp;charset=utf8mb4"</text:span></text:p>
      <text:p text:style-name="P7" loext:marker-style-name="T2"/>
      <text:p text:style-name="P4"><text:span text:style-name="T13">et </text:span><text:span text:style-name="T14">créer la BDD : </text:span><text:span text:style-name="T15">php bin/</text:span><text:span text:style-name="T16">console doctrine:database:create</text:span></text:p>
      <text:p text:style-name="P4"/>
      <text:p text:style-name="P5" loext:marker-style-name="T3"><text:span text:style-name="T17">II) </text:span><text:span text:style-name="T8">Mise à jour de la structure de la BDD</text:span></text:p>
      <text:p text:style-name="P8" loext:marker-style-name="T3"/>
      <text:p text:style-name="P9" loext:marker-style-name="T2"><text:span text:style-name="T18">1) </text:span>Créer un<text:span text:style-name="T10">e</text:span> entité avec le maker_bundle. <text:s/>Si cette nouvelle entité est liée à une autre entité, on indique le type de relation entre les deux lors de la création de <text:span text:style-name="T18">celle-ci</text:span>.</text:p>
      <text:p text:style-name="P9" loext:marker-style-name="T2">Dans le cas, d’un relation manyToMany, deux cas de figures peuvent se présenter :</text:p>
      <text:list text:style-name="L1">
        <text:list-item>
          <text:p text:style-name="P10" loext:marker-style-name="T2"><text:span text:style-name="T19">La relation ManyToMany</text:span><text:span text:style-name="T20"> n’est pas porteuse de données</text:span><text:span text:style-name="T19"> :</text:span></text:p>
          <text:list>
            <text:list-item>
              <text:p text:style-name="P11" loext:marker-style-name="T2">la table de jointure sera créé automatiquement <text:span text:style-name="T21">par doctrine</text:span></text:p>
            </text:list-item>
            <text:list-item>
              <text:p text:style-name="P11" loext:marker-style-name="T2">aucune entité ne sera créé dans le code pour gérer cette table </text:p>
            </text:list-item>
          </text:list>
        </text:list-item>
        <text:list-item>
          <text:p text:style-name="P10" loext:marker-style-name="T2"><text:span text:style-name="T19"><text:s/>La relation ManyToMany</text:span><text:span text:style-name="T20"> est porteuse de données</text:span><text:span text:style-name="T19"> :</text:span></text:p>
          <text:list>
            <text:list-item>
              <text:p text:style-name="P11" loext:marker-style-name="T2"><text:span text:style-name="T21">on créé à la main une entité de jointure qui représentera </text:span>la table de jointure</text:p>
            </text:list-item>
            <text:list-item>
              <text:p text:style-name="P11" loext:marker-style-name="T2"><text:span text:style-name="T21">cette entité aura des relations ManyToOne avec les deux autres entités</text:span></text:p>
            </text:list-item>
          </text:list>
        </text:list-item>
      </text:list>
      <text:p text:style-name="P9" loext:marker-style-name="T2"/>
      <text:p text:style-name="P12"><text:span text:style-name="T18">2) </text:span><text:span text:style-name="T22">Une fois l’entité créée, </text:span><text:span text:style-name="T23">on crée un fichier de migration avec le maker-bundle, </text:span><text:span text:style-name="T24">afin de versionner les évolutions de </text:span><text:span text:style-name="T25">la</text:span><text:span text:style-name="T24"> BDD : </text:span><text:span text:style-name="T26">ph</text:span><text:span text:style-name="T16">p bin/console make:migration</text:span></text:p>
      <text:p text:style-name="P13"/>
      <text:p text:style-name="P12"><text:span text:style-name="T25">3) Puis, o</text:span><text:span text:style-name="T23">n </text:span><text:span text:style-name="T22">utilise doctrine pour </text:span><text:span text:style-name="T23">a</text:span><text:span text:style-name="T9">jouter la table correspondant à l’entité dans la BDD </text:span></text:p>
      <text:list text:style-name="L2">
        <text:list-header>
          <text:p text:style-name="P14">php bin/console doctrine:migration:migrate</text:p>
        </text:list-header>
      </text:list>
      <text:p text:style-name="P4" loext:marker-style-name="T3"><text:span text:style-name="T25">Pour m</text:span><text:span text:style-name="T3">ettre à jour sans migration : </text:span><text:span text:style-name="T27">php bin/console doctrine:schema:update --force</text:span></text:p>
      <text:p text:style-name="P4" loext:marker-style-name="T3"><text:span text:style-name="T25">Pour v</text:span><text:span text:style-name="T3">érifier la cohérence entre entités et tables :</text:span><text:span text:style-name="T27"> php bin/console doctrine:schema:valid</text:span></text:p>
      <text:p text:style-name="P4" loext:marker-style-name="T2"/>
      <text:p text:style-name="P15"><text:span text:style-name="T18">4) S</text:span><text:span text:style-name="T21">i on </text:span><text:span text:style-name="T18">a </text:span><text:span text:style-name="T21">cré</text:span><text:span text:style-name="T18">é</text:span><text:span text:style-name="T21"> des fixtures, c’est </text:span><text:span text:style-name="T10">Doc</text:span><text:span text:style-name="T21">trine qui va les jouer pour faire les insertion</text:span><text:span text:style-name="T18">s</text:span><text:span text:style-name="T21"> en BDD</text:span></text:p>
      <text:p text:style-name="P16">php bin/console doctrine:fixtures:load</text:p>
      <text:p text:style-name="P17"/>
      <text:p text:style-name="P18"><text:span text:style-name="T28">III) </text:span>Interagir avec la BDD</text:p>
      <text:p text:style-name="P19"/>
      <text:p text:style-name="P4"><text:span text:style-name="T3">Les repositories servent à </text:span><text:span text:style-name="Strong_20_Emphasis"><text:span text:style-name="T3">lire des données</text:span></text:span><text:span text:style-name="T3"> et les transformer en objets.</text:span></text:p>
      <text:list text:style-name="L3">
        <text:list-item>
          <text:p text:style-name="P20"><text:span text:style-name="Source_20_Text"><text:span text:style-name="T29">find(id)</text:span></text:span><text:span text:style-name="T3"> → une entité par son id </text:span></text:p>
        </text:list-item>
        <text:list-item>
          <text:p text:style-name="P20"><text:span text:style-name="Source_20_Text"><text:span text:style-name="T30">findOneBy([...])</text:span></text:span><text:span text:style-name="T3"> → une entité selon critères </text:span></text:p>
        </text:list-item>
        <text:list-item>
          <text:p text:style-name="P20"><text:span text:style-name="Source_20_Text"><text:span text:style-name="T30">findAll()</text:span></text:span><text:span text:style-name="T3"> → toutes les entités </text:span></text:p>
        </text:list-item>
        <text:list-item>
          <text:p text:style-name="P20"><text:span text:style-name="Source_20_Text"><text:span text:style-name="T30">findBy([...])</text:span></text:span><text:span text:style-name="T3"> → plusieurs entités filtrées </text:span></text:p>
        </text:list-item>
      </text:list>
      <text:p text:style-name="P21">Grâce au DQL, on peut écrire des requêtes personnalisées dans les repositories afin de récupérer des données plus complexes que les <text:span text:style-name="T10">4</text:span> méthodes standards <text:span text:style-name="T10">ci-dessus.</text:span></text:p>
      <text:p text:style-name="P15"/>
      <text:p text:style-name="P4"><text:span text:style-name="T3">L’Entity Manager sert à </text:span><text:span text:style-name="Strong_20_Emphasis"><text:span text:style-name="T3">gérer les entités (C</text:span></text:span><text:span text:style-name="Strong_20_Emphasis"><text:span text:style-name="T31">R</text:span></text:span><text:span text:style-name="Strong_20_Emphasis"><text:span text:style-name="T3">UD)</text:span></text:span><text:span text:style-name="T3"> :</text:span></text:p>
      <text:list text:continue-numbering="true" text:style-name="L3">
        <text:list-item>
          <text:p text:style-name="P20"><text:span text:style-name="T3">Créer : </text:span><text:span text:style-name="Source_20_Text"><text:span text:style-name="T30">persist($entity)</text:span></text:span><text:span text:style-name="Source_20_Text">, </text:span><text:span text:style-name="T3">puis </text:span><text:span text:style-name="Source_20_Text"><text:span text:style-name="T30">flush()</text:span></text:span></text:p>
        </text:list-item>
        <text:list-item>
          <text:p text:style-name="P20"><text:span text:style-name="T3">Modifier : on modifie l’objet, puis </text:span><text:span text:style-name="Source_20_Text"><text:span text:style-name="T30">flush()</text:span></text:span></text:p>
        </text:list-item>
        <text:list-item>
          <text:p text:style-name="P20"><text:span text:style-name="T3">Supprimer : </text:span><text:span text:style-name="Source_20_Text"><text:span text:style-name="T30">remove($entity)</text:span></text:span><text:span text:style-name="Source_20_Text"><text:span text:style-name="T3">, </text:span></text:span><text:span text:style-name="Source_20_Text"><text:span text:style-name="T32">puis </text:span></text:span><text:span text:style-name="Source_20_Text"><text:span text:style-name="T30">flush()</text:span></text:span></text:p>
        </text:list-item>
      </text:list>
      <text:p text:style-name="P22"/>
      <text:p text:style-name="P4"><text:span text:style-name="T33">C’est au moment du </text:span><text:span text:style-name="T34">flush()</text:span><text:span text:style-name="T5"> que </text:span>les modifications sont synchronisées avec la base de données<text:span text:style-name="T5">.</text:span></text:p>
      <text:p text:style-name="P15"><text:soft-page-break/></text:p>
      <text:p text:style-name="P23"><text:span text:style-name="T28">IV) </text:span>Le Doctrine Query Lang<text:span text:style-name="T10">u</text:span>age : DQL</text:p>
      <text:p text:style-name="P24"><text:span text:style-name="Source_20_Text"><text:span text:style-name="T35"/></text:span></text:p>
      <text:p text:style-name="P24"><text:span text:style-name="Source_20_Text"><text:span text:style-name="T17">C</text:span></text:span><text:span text:style-name="Source_20_Text"><text:span text:style-name="T36">onstruire des re</text:span></text:span><text:span text:style-name="Source_20_Text"><text:span text:style-name="T17">quêtes DQL</text:span></text:span></text:p>
      <text:p text:style-name="P24"><text:span text:style-name="Source_20_Text"><text:span text:style-name="T4"/></text:span></text:p>
      <text:p text:style-name="P24"><text:span text:style-name="Source_20_Text"><text:span text:style-name="T35">Le DQL est un langage très pr</text:span></text:span><text:span text:style-name="Source_20_Text"><text:span text:style-name="T35">oche du SQL, mais il utilise des objets (entité) à la place des tables.</text:span></text:span></text:p>
      <text:p text:style-name="P24"><text:span text:style-name="Source_20_Text"><text:span text:style-name="T35"/></text:span></text:p>
      <text:p text:style-name="P24"><text:span text:style-name="Source_20_Text"><text:span text:style-name="T35">SQL : </text:span></text:span><text:span text:style-name="Source_20_Text"><text:span text:style-name="T37">SELECT * FROM user WHERE name= </text:span></text:span><text:span text:style-name="Source_20_Text"><text:span text:style-name="T38">'John'</text:span></text:span></text:p>
      <text:p text:style-name="P24"><text:span text:style-name="Source_20_Text"><text:span text:style-name="T35">DQL : <text:s/></text:span></text:span><text:span text:style-name="Source_20_Text"><text:span text:style-name="T38">SELECT u FROM App\Entity\User u WHERE u.name = </text:span></text:span><text:span text:style-name="Source_20_Text"><text:span text:style-name="T38">'John'</text:span></text:span></text:p>
      <text:p text:style-name="P4"><text:span text:style-name="Source_20_Text"><text:span text:style-name="T39"/></text:span></text:p>
      <text:p text:style-name="P24"><text:span text:style-name="Source_20_Text"><text:span text:style-name="T35">Dans le repository d’une entité, on écrit un requête DQL en travaillant sur des objets et doctrine va traduire cette requête DQL en requête SQL.</text:span></text:span></text:p>
      <text:p text:style-name="P4"><text:span text:style-name="T40">$query = $entityManager-&gt;createQuery(</text:span><text:span text:style-name="T40"> 'SELECT u FROM App\Entity\User u WHERE u.name = :name');</text:span></text:p>
      <text:p text:style-name="P25">$query-&gt;setParameter('name', 'John');<text:tab/>// <text:span text:style-name="T41">Requête préparée pour se protéger de l’injection SQL</text:span></text:p>
      <text:p text:style-name="P26">$result = $que<text:span text:style-name="T10">r</text:span><text:span text:style-name="T41">y -&gt;</text:span><text:span text:style-name="T42"> getOneOrNullResult()</text:span>;<text:tab/>// <text:s/><text:span text:style-name="T43">On</text:span><text:span text:style-name="T41"> récupéré un seul résultat</text:span></text:p>
      <text:p text:style-name="P26">// $result = $que<text:span text:style-name="T44">r</text:span><text:span text:style-name="T41">y -&gt; </text:span>getResult();<text:tab/><text:tab/> <text:s text:c="3"/><text:span text:style-name="T41">Pour récupérer plusieurs résultats</text:span></text:p>
      <text:p text:style-name="P27"/>
      <text:p text:style-name="P28">Utilisation du QueryBuilder</text:p>
      <text:p text:style-name="P4"><text:span text:style-name="Source_20_Text"><text:span text:style-name="T35"/></text:span></text:p>
      <text:p text:style-name="P4"><text:span text:style-name="Source_20_Text"><text:span text:style-name="T35">On peut utiliser </text:span></text:span><text:span text:style-name="Source_20_Text"><text:span text:style-name="T37">createQ</text:span></text:span><text:span text:style-name="Source_20_Text"><text:span text:style-name="T29">uery</text:span></text:span><text:span text:style-name="Source_20_Text"><text:span text:style-name="T45">Builder</text:span></text:span><text:span text:style-name="Source_20_Text"><text:span text:style-name="T29">()</text:span></text:span><text:span text:style-name="Source_20_Text"><text:span text:style-name="T3"> </text:span></text:span><text:span text:style-name="Source_20_Text"><text:span text:style-name="T35">pour être assisté dans la</text:span></text:span><text:span text:style-name="T46"> génér</text:span><text:span text:style-name="T44">ation de la</text:span><text:span text:style-name="T46"> requête DQL.</text:span></text:p>
      <text:p text:style-name="P4"><text:span text:style-name="T46">Il </text:span><text:span text:style-name="T44">permet de </text:span>construire des requêtes : </text:p>
      <text:list text:style-name="L4">
        <text:list-item>
          <text:p text:style-name="P29"><text:span text:style-name="Strong_20_Emphasis"><text:span text:style-name="T47">dynamiques</text:span></text:span><text:span text:style-name="T47"> : on ajoute des conditions selon les besoins </text:span></text:p>
        </text:list-item>
        <text:list-item>
          <text:p text:style-name="P29"><text:span text:style-name="Strong_20_Emphasis"><text:span text:style-name="T47">p</text:span></text:span><text:span text:style-name="Strong_20_Emphasis"><text:span text:style-name="T48">lus l</text:span></text:span><text:span text:style-name="Strong_20_Emphasis"><text:span text:style-name="T47">isibl</text:span></text:span><text:span text:style-name="Strong_20_Emphasis"><text:span text:style-name="T48">e</text:span></text:span><text:span text:style-name="T47"> : requête construite étape par étape, <text:s/>pas de grosse chaîne de requête à écrire</text:span></text:p>
        </text:list-item>
        <text:list-item>
          <text:p text:style-name="P29"><text:span text:style-name="Strong_20_Emphasis"><text:span text:style-name="T48">modulable</text:span></text:span><text:span text:style-name="T47"> : facile à modifier ou adapter </text:span></text:p>
        </text:list-item>
        <text:list-item>
          <text:p text:style-name="P30"><text:span text:style-name="Strong_20_Emphasis"><text:span text:style-name="T47">Compatible avec requêtes complexes</text:span></text:span><text:span text:style-name="T47"> : jointur</text:span>es, tri, pagination, groupements</text:p>
        </text:list-item>
      </text:list>
      <text:p text:style-name="P31"><text:span text:style-name="Source_20_Text"><text:span text:style-name="T35">DQL : <text:s/></text:span></text:span><text:span text:style-name="Source_20_Text"><text:span text:style-name="T49">SELECT u</text:span></text:span><text:span text:style-name="Source_20_Text"><text:span text:style-name="T38"> </text:span></text:span><text:span text:style-name="Source_20_Text"><text:span text:style-name="T50">FROM App\Entity\User u</text:span></text:span><text:span text:style-name="Source_20_Text"><text:span text:style-name="T38"> </text:span></text:span><text:span text:style-name="Source_20_Text"><text:span text:style-name="T51">WHERE u.name = 'John'</text:span></text:span></text:p>
      <text:p text:style-name="P25"/>
      <text:p text:style-name="P27"><text:span text:style-name="T16">$qb = $entityManager-&gt;createQueryBuilder();<text:tab/>// </text:span><text:span text:style-name="T52">On instancie un QueryBuilder</text:span></text:p>
      <text:p text:style-name="P25">$qb-&gt;<text:span text:style-name="T53">select('u')</text:span><text:tab/><text:tab/><text:tab/><text:tab/><text:tab/></text:p>
      <text:p text:style-name="P25"><text:s text:c="3"/><text:span text:style-name="T54">-&gt;from(User::class, 'u')</text:span><text:tab/><text:tab/><text:tab/><text:tab/></text:p>
      <text:p text:style-name="P32"><text:s text:c="3"/>-&gt;where('u.name = :name')<text:tab/><text:tab/><text:tab/><text:span text:style-name="T16">// </text:span><text:span text:style-name="T52">Requête préparée</text:span></text:p>
      <text:p text:style-name="P33"><text:s text:c="3"/>-&gt;setParameter('name', 'John');<text:span text:style-name="T16"><text:tab/></text:span></text:p>
      <text:p text:style-name="P26">$result = $qb-&gt;getQuery()<text:tab/><text:tab/><text:tab/>// <text:span text:style-name="T43">On construit la requête DQL</text:span></text:p>
      <text:p text:style-name="P26"><text:tab/>-&gt;<text:span text:style-name="T42">getOneOrNullResult</text:span>();<text:tab/>// <text:span text:style-name="T43">On récupère un résultat</text:span></text:p>
      <text:p text:style-name="P26"><text:span text:style-name="T43"><text:tab/>//-&gt;</text:span><text:span text:style-name="T55">getResult</text:span><text:span text:style-name="T43">();<text:tab/><text:tab/>pour récupérer plusieurs résulats</text:span></text:p>
      <text:p text:style-name="P34"/>
      <text:p text:style-name="P35">Dans le repository on peut utiliser :</text:p>
      <text:p text:style-name="P36">$this-&gt;createQueryBuilder('u') </text:p>
      <text:p text:style-name="P35">pour remplacer :</text:p>
      <text:p text:style-name="P37"><text:span text:style-name="T16">$qb = $entityManager-&gt;createQueryBuilder();<text:tab/>// </text:span><text:span text:style-name="T52">On instancie un QueryBuilder</text:span></text:p>
      <text:p text:style-name="P26">$qb-&gt;select('u')<text:tab/><text:tab/><text:tab/><text:tab/><text:tab/></text:p>
      <text:p text:style-name="P26">-&gt;from(User::class, 'u') ;</text:p>
      <text:p text:style-name="P35">On a alors :</text:p>
      <text:p text:style-name="P38"><text:span text:style-name="T16">$r</text:span><text:span text:style-name="T52">esult</text:span><text:span text:style-name="T16"> = $</text:span><text:span text:style-name="T52">this -&gt;</text:span><text:span text:style-name="T16">createQueryBuilder('u')<text:tab/><text:tab/></text:span></text:p>
      <text:p text:style-name="P26"><text:tab/>-&gt;where('u.name = :name')</text:p>
      <text:p text:style-name="P26"><text:tab/>-&gt;setParameter('name', 'John')</text:p>
      <text:p text:style-name="P26"><text:tab/>-&gt;getQuery()</text:p>
      <text:p text:style-name="P26"><text:tab/>-&gt;g<text:span text:style-name="T42">etOneOrNullResult(</text:span>) ;</text:p>
      <text:p text:style-name="P26"><text:span text:style-name="T43"><text:tab/></text:span></text:p>
      <text:p text:style-name="P39"/>
      <text:p text:style-name="P39"><text:soft-page-break/><text:span text:style-name="T28">V) </text:span>Exemple<text:span text:style-name="T28">s</text:span> <text:span text:style-name="T28">de requête DQL construite avec le QueryBuilder</text:span></text:p>
      <text:p text:style-name="P25"><text:span text:style-name="T56"/></text:p>
      <text:p text:style-name="P40">Exemple avec jointure</text:p>
      <text:p text:style-name="P41">On veut récupérer tous les users <text:span text:style-name="T57">'John' </text:span>avec leurs adresses en une seule requête :</text:p>
      <text:p text:style-name="P42">$<text:span text:style-name="T28">result</text:span>= $<text:span text:style-name="T28">this</text:span>-&gt;createQueryBuilder('u')</text:p>
      <text:p text:style-name="P25"><text:tab/>-&gt;<text:span text:style-name="T57">leftJ</text:span>oin('u.<text:span text:style-name="T28">adresses</text:span>', '<text:span text:style-name="T28">a</text:span>')</text:p>
      <text:p text:style-name="P43"><text:tab/>-&gt;<text:span text:style-name="T57">addSelect( '</text:span><text:span text:style-name="T28">a</text:span><text:span text:style-name="T57">')</text:span></text:p>
      <text:p text:style-name="P43"><text:tab/>-&gt;where('u.name = :name')</text:p>
      <text:p text:style-name="P25"><text:tab/>-&gt;setParameter('name', 'John')</text:p>
      <text:p text:style-name="P42"><text:tab/>-&gt;<text:span text:style-name="T28">g</text:span>etQuery()</text:p>
      <text:p text:style-name="P42"><text:tab/>-&gt;getResult();</text:p>
      <text:p text:style-name="P27"/>
      <text:p text:style-name="P44">Dans doctrine, il existe deux types de jointures : <text:s/><text:span text:style-name="T16">leftJoin() </text:span><text:span text:style-name="T58">et </text:span><text:span text:style-name="T16">join() </text:span>(<text:span text:style-name="T59">=</text:span> <text:span text:style-name="T60">in</text:span><text:span text:style-name="T16">nerJoin()</text:span>)</text:p>
      <text:list text:style-name="L5">
        <text:list-item>
          <text:p text:style-name="P45"><text:span text:style-name="T16">leftJoin() : </text:span><text:span text:style-name="T58">pour récupérer tous les users 'John' avec </text:span><text:span text:style-name="T61">leurs adresses même s’ils n’en ont pas.</text:span></text:p>
        </text:list-item>
        <text:list-item>
          <text:p text:style-name="P45"><text:span text:style-name="T16">join() </text:span>: pour récupérer tous les users <text:span text:style-name="T58">'John' qui ont au </text:span>moins une adresse <text:span text:style-name="T59">(les </text:span><text:span text:style-name="T58">'John' </text:span><text:span text:style-name="T61">sans adresse ne sont pas récupérés)</text:span></text:p>
        </text:list-item>
      </text:list>
      <text:p text:style-name="P46"/>
      <text:p text:style-name="P47">Exemple plus complexe</text:p>
      <text:p text:style-name="P48">$<text:span text:style-name="T28">result</text:span>= $<text:span text:style-name="T28">this</text:span>-&gt;createQueryBuilder('u')</text:p>
      <text:p text:style-name="P48"><text:tab/>-&gt;<text:span text:style-name="T57">leftJ</text:span>oin('u.<text:span text:style-name="T28">adresses</text:span>', '<text:span text:style-name="T28">a</text:span>')</text:p>
      <text:p text:style-name="P48"><text:tab/>-&gt;<text:span text:style-name="T57">addSelect( '</text:span><text:span text:style-name="T28">a</text:span><text:span text:style-name="T57">')</text:span></text:p>
      <text:p text:style-name="P49"><text:span text:style-name="T40"><text:tab/>-&gt;where('</text:span><text:span text:style-name="T16">(u.name = :</text:span><text:span text:style-name="T62">name1</text:span><text:span text:style-name="T16"> OR u.name = :</text:span><text:span text:style-name="T62">name2</text:span><text:span text:style-name="T16">)'</text:span><text:span text:style-name="T40">)<text:tab/></text:span><text:line-break/> <text:span text:style-name="T16"><text:tab/>-&gt;andWhere('u.age &gt; :age') <text:tab/><text:tab/><text:tab/><text:tab/>// AND condition<text:line-break/> <text:tab/>-&gt;orWhere('u.r</text:span><text:span text:style-name="T63">ole =:role</text:span><text:span text:style-name="T16">') <text:tab/><text:tab/><text:tab/>// OR condition<text:line-break/> <text:tab/></text:span><text:span text:style-name="T40">-&gt;setParameter('name</text:span><text:span text:style-name="T64">1</text:span><text:span text:style-name="T40">', 'John')</text:span></text:p>
      <text:p text:style-name="P50"><text:span text:style-name="T65"><text:tab/></text:span>-&gt;setParameter('name<text:span text:style-name="T66">2</text:span>', '<text:span text:style-name="T66">Ren</text:span><text:span text:style-name="T67">é</text:span>')<text:line-break/> <text:tab/>-&gt;setParameter('age', 18)</text:p>
      <text:p text:style-name="P50"><text:tab/>-&gt;setParameter('<text:span text:style-name="T67">role</text:span>', '<text:span text:style-name="T67">admin</text:span>')</text:p>
      <text:p text:style-name="P51"><text:tab/>-&gt;orderBy('u.name', 'ASC')<text:tab/><text:tab/>// <text:span text:style-name="T59">ORDER BY en SQL</text:span></text:p>
      <text:p text:style-name="P51"><text:s text:c="3"/><text:tab/>-&gt;setFirstResult(<text:span text:style-name="T59">5</text:span>)<text:tab/><text:tab/><text:tab/>// <text:span text:style-name="T59">OFFSET 5</text:span></text:p>
      <text:p text:style-name="P51"><text:s text:c="3"/><text:tab/>-&gt;setMaxResults(10) <text:tab/><text:tab/><text:tab/>// <text:span text:style-name="T59">LIMIT 10</text:span></text:p>
      <text:p text:style-name="P52"><text:tab/>-&gt;getQuery()</text:p>
      <text:p text:style-name="P52"><text:tab/>-&gt;getResult();</text:p>
      <text:p text:style-name="P53"/>
      <text:p text:style-name="P53"/>
      <text:p text:style-name="P54"><text:span text:style-name="T16">-&gt;where('(u.name = :</text:span><text:span text:style-name="T62">name1</text:span><text:span text:style-name="T16"> OR u.name = :</text:span><text:span text:style-name="T62">name2</text:span><text:span text:style-name="T16">)')-&gt;andWhere('u.age &gt; :age')-&gt;orWhere('u.role =:role') <text:tab/></text:span></text:p>
      <text:p text:style-name="P55">équivaut à :</text:p>
      <text:p text:style-name="P56">((u.name = 'John' OR u.name = 'René') AND u.age &gt; 18)OR u.role = 'admin'</text:p>
      <text:p text:style-name="P53"/>
      <text:p text:style-name="P53"/>
      <text:p text:style-name="P55">Ici on récupère :</text:p>
      <text:list text:style-name="L6">
        <text:list-item>
          <text:p text:style-name="P57">10 users</text:p>
        </text:list-item>
        <text:list-item>
          <text:p text:style-name="P57">avec leur adresses</text:p>
        </text:list-item>
      </text:list>
      <text:list text:style-name="L7">
        <text:list-item>
          <text:p text:style-name="P58">qui s’appelle<text:span text:style-name="T68">nt</text:span> John OU René ET qui ont plus de 18 ans</text:p>
        </text:list-item>
        <text:list-item>
          <text:p text:style-name="P58">OU tous les user<text:span text:style-name="T68">s</text:span> qui sont admin</text:p>
        </text:list-item>
        <text:list-item>
          <text:p text:style-name="P58">classé par ordre alphabétique croissant sur le name</text:p>
        </text:list-item>
        <text:list-item>
          <text:p text:style-name="P58">A partir du 6ème (le 1<text:span text:style-name="T69">er</text:span> user est le 0)</text:p>
        </text:list-item>
        <text:list-item>
          <text:p text:style-name="P58">et les 10 suivants. </text:p>
        </text:list-item>
      </text:list>
      <text:p text:style-name="P55"/>
      <text:p text:style-name="P56"><text:span text:style-name="T1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 fo:text-indent="0cm" style:auto-text-indent="false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2T18:46:17.846214139</meta:creation-date>
    <dc:date>2026-04-16T00:29:14.865558077</dc:date>
    <meta:editing-duration>PT11M30S</meta:editing-duration>
    <meta:editing-cycles>3</meta:editing-cycles>
    <meta:generator>LibreOffice/25.8.5.2$Linux_X86_64 LibreOffice_project/580$Build-2</meta:generator>
    <meta:document-statistic meta:table-count="0" meta:image-count="0" meta:object-count="0" meta:page-count="3" meta:paragraph-count="109" meta:word-count="926" meta:character-count="6146" meta:non-whitespace-character-count="5248"/>
  </office:meta>
</office:document-meta>
</file>